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150%"/>
      <style:text-properties style:font-name="PT Mono" officeooo:rsid="0314c089" officeooo:paragraph-rsid="0314c089"/>
    </style:style>
    <style:style style:name="P3" style:family="paragraph" style:parent-style-name="Standard">
      <style:paragraph-properties fo:line-height="150%"/>
      <style:text-properties style:font-name="PT Mono" officeooo:paragraph-rsid="0314c089"/>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font-size="8pt" officeooo:rsid="0314c089" fo:background-color="transparent" loext:char-shading-value="0"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When Hurricane Helene hit, I was house sitting for a friend, taking care of two cats. It had rained for three days, and, on the third night, became very windy. I was scared but also tired. Loud crashes kept waking me up, making me jump out of bed. I looked out the window and saw trees falling all around, but there were only small puddles of water on the ground, so I went back to sleep. I think that was my way of dealing with the fear.</text:span></text:p>
      <text:p text:style-name="P2"><text:span text:style-name="T1"><text:s text:c="3"/>When the sun came out the next day, I walked outside to take a look. The electricity had been off since 5AM and my cell phone was not working either. A tree had crushed the next-door neighbor's car and one direction of the street was totally impassable. I went the other way past more blocked streets up to the main road, which was clogged with stopped traffic. People were urgently trying to get fuel, leave town or both. When I passed by the gas station, a man was screaming through a megaphone, saying, "If you do not like what me or my dad have to say, you can go find gas somewhere else!"</text:span></text:p>
      <text:p text:style-name="P2"><text:span text:style-name="T1"><text:s text:c="3"/>I remembered there was a power station downtown, so I decided I would walk to see if it was working. The journey would take over an hour, but it was one I make regularly because I like to walk. I took pictures of devastation on every corner, found power and WiFi downtown, texted people to let them know I was safe, drank a coffee and uploaded photos to </text:span><text:soft-page-break/><text:span text:style-name="T1">Facebook. I was glad I had been able to walk because the cars were still hardly moving.</text:span></text:p>
      <text:p text:style-name="P2"><text:span text:style-name="T1"/></text:p>
      <text:p text:style-name="P2"><text:span text:style-name="T1">Cell phone service stayed down for five days, and very spotty as it returned. The power at my house was out for a week-and-a-half. It took two weeks for running water to start returning, but it is still unsafe to drink and may be that way for a long time. At least we can flush our toilets now! A lot of time and energy was spent filling buckets just for that purpose.</text:span></text:p>
      <text:p text:style-name="P2"><text:span text:style-name="T1"><text:s text:c="3"/>But, people are helping everywhere you look, giving away food, water and other supplies. There are public showers and laundry machines set up where I live in West Asheville and also grants that have been awarded to help artists and musicians like myself. I am a drummer and have lost gigs, but other ones have popped up to replace them. Some people, like restaurant workers are still unable to return to work. Some places are already going out of business. Some parts of town have been carried away by the river, destroyed completely. </text:span></text:p>
      <text:p text:style-name="P2"><text:span text:style-name="T1"><text:s text:c="3"/>Everyone is doing their part to recover, but our stories will be told in a different way forever. Much like people refer to things as before-COVID, in our area, people will be saying things like, "Before Helene," and, "After the storm," for a long time to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6:55:58.745612975</dc:date>
    <meta:editing-duration>P57DT10H35M6S</meta:editing-duration>
    <meta:editing-cycles>660</meta:editing-cycles>
    <meta:generator>LibreOffice/24.2.5.2$MacOSX_X86_64 LibreOffice_project/bffef4ea93e59bebbeaf7f431bb02b1a39ee8a59</meta:generator>
    <meta:print-date>2024-10-25T16:54:21.637630512</meta:print-date>
    <meta:document-statistic meta:table-count="0" meta:image-count="0" meta:object-count="0" meta:page-count="2" meta:paragraph-count="7" meta:word-count="498" meta:character-count="2649" meta:non-whitespace-character-count="2145"/>
  </office:meta>
</office:document-meta>
</file>